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55b27" officeooo:paragraph-rsid="00155b27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55b27" officeooo:paragraph-rsid="00155b27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5ac16" officeooo:paragraph-rsid="0015ac16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bold" officeooo:rsid="0015ac16" officeooo:paragraph-rsid="0015ac16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5ac16" officeooo:paragraph-rsid="0015ac1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15ac16" officeooo:paragraph-rsid="0015ac16" style:font-size-asian="10.5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1c72f3" officeooo:paragraph-rsid="001c72f3" style:font-size-asian="10.5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214160" officeooo:paragraph-rsid="00214160" style:font-size-asian="10.5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23e74c" officeooo:paragraph-rsid="0023e74c" style:font-size-asian="10.5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281bb5" officeooo:paragraph-rsid="00281bb5" style:font-size-asian="10.5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2c9ce4" officeooo:paragraph-rsid="002c9ce4" style:font-size-asian="10.5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994ff" officeooo:paragraph-rsid="001994ff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15ac16" officeooo:paragraph-rsid="0015ac16" style:font-size-asian="10.5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15ac16" officeooo:paragraph-rsid="002ceac9" style:font-size-asian="10.5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2c9ce4" officeooo:paragraph-rsid="002c9ce4" style:font-size-asian="10.5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2d7385" officeooo:paragraph-rsid="002d7385" style:font-size-asian="10.5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style="italic" style:text-underline-style="solid" style:text-underline-width="auto" style:text-underline-color="font-color" fo:font-weight="normal" officeooo:rsid="0015ac16" officeooo:paragraph-rsid="0015ac16" style:font-size-asian="10.5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none" fo:font-weight="bold" officeooo:rsid="0015ac16" officeooo:paragraph-rsid="0015ac16" style:font-size-asian="10.5pt" style:font-weight-asian="bold" style:font-size-complex="12pt" style:font-weight-complex="bold"/>
    </style:style>
    <style:style style:name="T1" style:family="text">
      <style:text-properties officeooo:rsid="001694f6"/>
    </style:style>
    <style:style style:name="T2" style:family="text">
      <style:text-properties officeooo:rsid="00170ef0"/>
    </style:style>
    <style:style style:name="T3" style:family="text">
      <style:text-properties officeooo:rsid="001a8243"/>
    </style:style>
    <style:style style:name="T4" style:family="text">
      <style:text-properties officeooo:rsid="001b438c"/>
    </style:style>
    <style:style style:name="T5" style:family="text">
      <style:text-properties officeooo:rsid="001bebdd"/>
    </style:style>
    <style:style style:name="T6" style:family="text">
      <style:text-properties officeooo:rsid="00201acf"/>
    </style:style>
    <style:style style:name="T7" style:family="text">
      <style:text-properties officeooo:rsid="0021be83"/>
    </style:style>
    <style:style style:name="T8" style:family="text">
      <style:text-properties officeooo:rsid="0028dc10"/>
    </style:style>
    <style:style style:name="T9" style:family="text">
      <style:text-properties officeooo:rsid="002b6ba7"/>
    </style:style>
    <style:style style:name="T10" style:family="text">
      <style:text-properties officeooo:rsid="002f43d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iksan Nagarajah</text:p>
      <text:p text:style-name="P2">Alexy Wiciak</text:p>
      <text:p text:style-name="P2">1-1A</text:p>
      <text:p text:style-name="P1">Rapport </text:p>
      <text:p text:style-name="P1">SAE Graphes</text:p>
      <text:p text:style-name="P1"/>
      <text:p text:style-name="P4">I) Travail réalisé :</text:p>
      <text:p text:style-name="P4"/>
      <text:p text:style-name="P5">Au début de cette SAE, nous nous sommes concentrer sur la compréhension du sujet. <text:span text:style-name="T1">Ensuite, nous avons chercher à réaliser les algorithmes demandées en les partageant sur git. Nous avons fait les fonctions </text:span><text:span text:style-name="T2">de manière indépendante</text:span></text:p>
      <text:p text:style-name="P4"/>
      <text:p text:style-name="P4"/>
      <text:p text:style-name="P4"/>
      <text:p text:style-name="P4"/>
      <text:p text:style-name="P4">II) Réponses liées au sujet :</text:p>
      <text:p text:style-name="P4"/>
      <text:p text:style-name="P17">6.2) Comment exprimeriez-vous cette notion (ensemble des collaborateurs en commun) en terme de théorie des graphes?</text:p>
      <text:p text:style-name="P6"/>
      <text:p text:style-name="P6">...</text:p>
      <text:p text:style-name="P6"/>
      <text:p text:style-name="P17">Pouvez-vous donner une borne inférieure sur le temps nécessaire à l’exécution de votre</text:p>
      <text:p text:style-name="P17">fonction?</text:p>
      <text:p text:style-name="P6"/>
      <text:p text:style-name="P6">…</text:p>
      <text:p text:style-name="P6"/>
      <text:p text:style-name="P17">6.3) Étudiez ce code.</text:p>
      <text:p text:style-name="P6"/>
      <text:p text:style-name="P16">Pour chaque voisin de l’acteur u, la fonction ajoute les voisins de ces derniers. <text:span text:style-name="T10">Cet algorithme explore les nœuds du graphe niveau par niveau à partir du nœud source, soit l’acteur u.</text:span></text:p>
      <text:p text:style-name="P6"/>
      <text:p text:style-name="P17">Reconnaissez-vous l’algorithme classique en théorie des graphes qui est au cœur de ce programme?</text:p>
      <text:p text:style-name="P6"/>
      <text:p text:style-name="P12">L’algorithme classiques en théories des graphes qui est au cœur de <text:span text:style-name="T3">la fonction collaborateurs_proches est l’algorithme de recherche en largeur. </text:span><text:span text:style-name="T4">En effet, à chaque tour de boucle de la fonction collaborateurs_proches, on </text:span><text:span text:style-name="T5">explore une nouvelle couche de voisins. </text:span></text:p>
      <text:p text:style-name="P6"/>
      <text:p text:style-name="P17">Grâce à la fonction précédente, comment pouvez-vous déterminer si un acteur se trouve à distance k d’un autre acteur?</text:p>
      <text:p text:style-name="P6"/>
      <text:p text:style-name="P7">Pour cela, à l’aide de la fonction précédente, on récupère l’ensemble des voisins qui sont proches de l’acteur à un degré k. Ensuite, on regarde si l’autre acteur est dans cet ensemble. Si c’est le cas, alors on peut dire que l’autre acteur est à une distance au plus k de l’acteur <text:span text:style-name="T6">initiale</text:span>. Sinon, l’autre acteur n’est pas à une distance au plus k de l’acteur <text:span text:style-name="T6">initiale</text:span>. </text:p>
      <text:p text:style-name="P6">…</text:p>
      <text:p text:style-name="P6"/>
      <text:p text:style-name="P17">Tentons maintenant de déterminer la distance entre deux acteurs. Est-ce que ré-utiliser la fonction</text:p>
      <text:p text:style-name="P17"><text:soft-page-break/>précédente vous semble intéressant? Donnez la complexité (asymptotique) d’un tel algorithme.</text:p>
      <text:p text:style-name="P8">Pour cela, on peut réutiliser la fonction précédente mais elle peut prendre beaucoup de temps. Pour cela, il faudrait appeler la fonction précédente pour récupérer l’ensemble des voisins <text:span text:style-name="T7">à distance k </text:span>et vérifier si l’autre acteur est dans cette ensemble. Et si ce n’est pas le cas, il faudrait augmenter la distance de 1 à chaque fois qu’il ne fais pas parti de l’ensemble <text:span text:style-name="T7">jusqu’à le trouver</text:span>. </text:p>
      <text:p text:style-name="P9">La complexité d’un tel algorithme serait de O(N)⁴. </text:p>
      <text:p text:style-name="P6"/>
      <text:p text:style-name="P17">Comment pouvez-vous maintenant modifier la fonction qui vous a été fourni afin de trouver la distance entre deux acteurs? Donnez la complexité d’un tel algorithme.</text:p>
      <text:p text:style-name="P6"/>
      <text:p text:style-name="P10">Pour cela, il faudrait pouvoir stocker dans un dictionnaire : <text:span text:style-name="T8">à</text:span> tel distance, on <text:span text:style-name="T8">a </text:span>tels voisins <text:span text:style-name="T8">({0 : acteur}, 1 : {l’ensemble des voisins de acteur}, <text:s/>...)</text:span>. <text:span text:style-name="T8">Ainsi, </text:span><text:span text:style-name="T9">pour chaque distance, on aurait les voisins des voisins. Et si à un moment, on trouve parmi les voisins l’autre acteur, alors il faudrait retourner à quelle distance il se trouve. </text:span></text:p>
      <text:p text:style-name="P11">La complexité d’un tel algorithme serait de O(N)³. </text:p>
      <text:p text:style-name="P11"/>
      <text:p text:style-name="P6">…</text:p>
      <text:p text:style-name="P6"/>
      <text:p text:style-name="P17">6.4) Quelle notion de théorie des graphes permet de modéliser cela ?</text:p>
      <text:p text:style-name="P6"/>
      <text:p text:style-name="P6">L'excentricité d'un sommet 𝑣 <text:s/>dans <text:s/>un <text:s/>graphe <text:s/>est <text:s/>définie comme étant la plus grande distance entre 𝑣 et n'importe quel autre sommet du graphe.</text:p>
      <text:p text:style-name="P6">Ainsi, c'est l'excentricité qui est mis en avant ici. En réalité, <text:s/>Un sommet avec une faible excentricité est considéré comme étant plus au centre, c'est-à-dire qu'il est relativement proche de tous les autres sommets, alors qu'un sommet avec une grande excentricité est plus périphérique.</text:p>
      <text:p text:style-name="P6"/>
      <text:p text:style-name="P6"/>
      <text:p text:style-name="P17">6.5) Est-ce que ce nombre est bien inférieur ou égal à 6 pour le jeu de données</text:p>
      <text:p text:style-name="P17">fourni?</text:p>
      <text:p text:style-name="P4"/>
      <text:p text:style-name="P4">...</text:p>
      <text:p text:style-name="P4"/>
      <text:p text:style-name="P14">DETERMINEZ CHAQUE COMPLEXITE POUR CHAQUE QUESTION (deja sur le fichier)</text:p>
      <text:p text:style-name="P4"/>
      <text:p text:style-name="P4"/>
      <text:p text:style-name="P4">III) Évaluation expérimentale 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IV) Solutions et points d’amélioration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V) Conclusion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1T10:37:53.638269579</meta:creation-date>
    <meta:generator>LibreOffice/7.3.7.2$Linux_X86_64 LibreOffice_project/30$Build-2</meta:generator>
    <dc:date>2024-06-03T11:31:36.716869754</dc:date>
    <meta:editing-duration>PT1H3M44S</meta:editing-duration>
    <meta:editing-cycles>18</meta:editing-cycles>
    <meta:document-statistic meta:table-count="0" meta:image-count="0" meta:object-count="0" meta:page-count="3" meta:paragraph-count="38" meta:word-count="579" meta:character-count="3533" meta:non-whitespace-character-count="2982"/>
  </office:meta>
</office:document-meta>
</file>